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fo:language="ru" fo:country="RU" officeooo:rsid="001b1e55" officeooo:paragraph-rsid="001b1e55"/>
    </style:style>
    <style:style style:name="T1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Скрафтить штуку от давления <text:span text:style-name="T1">=&gt; </text:span>5 кристаллов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02T01:21:13.738677100</meta:creation-date>
    <dc:date>2026-01-02T01:59:30.672561900</dc:date>
    <meta:editing-duration>PT27M43S</meta:editing-duration>
    <meta:editing-cycles>1</meta:editing-cycles>
    <meta:document-statistic meta:table-count="0" meta:image-count="0" meta:object-count="0" meta:page-count="1" meta:paragraph-count="1" meta:word-count="7" meta:character-count="43" meta:non-whitespace-character-count="37"/>
    <meta:generator>LibreOffice/25.2.7.2$Windows_X86_64 LibreOffice_project/5cbfd1ab6520636bb5f7b99185aa69bd7456825d</meta:generator>
  </office:meta>
</office:document-meta>
</file>